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jdWqTjLLRXWJSDxwVPNMSLxVNvSxrX0y4YZ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07:40:58.364049299</meta:creation-date>
    <dc:date>2023-09-23T08:35:31.487691047</dc:date>
    <meta:editing-duration>PT17M5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